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paragraph-properties fo:margin-left="1.27cm" fo:margin-right="0cm" fo:margin-top="0cm" fo:margin-bottom="0cm" fo:keep-together="auto" fo:orphans="2" fo:widows="2" fo:text-indent="-0.635cm" style:auto-text-indent="false" fo:keep-with-next="auto" text:number-lines="true" text:line-number="0"/>
    </style:style>
    <style:style style:name="P2" style:family="paragraph" style:parent-style-name="Standard" style:list-style-name="WWNum2">
      <style:paragraph-properties fo:margin-left="1.27cm" fo:margin-right="0cm" fo:margin-top="0cm" fo:margin-bottom="0cm" fo:keep-together="auto" fo:orphans="2" fo:widows="2" fo:text-indent="-0.635cm" style:auto-text-indent="false" fo:keep-with-next="auto" text:number-lines="true" text:line-number="0"/>
    </style:style>
    <style:style style:name="P3" style:family="paragraph" style:parent-style-name="Standard" style:list-style-name="WWNum3">
      <style:paragraph-properties fo:margin-left="1.27cm" fo:margin-right="0cm" fo:margin-top="0cm" fo:margin-bottom="0cm" fo:keep-together="auto" fo:orphans="2" fo:widows="2" fo:text-indent="-0.635cm" style:auto-text-indent="false" fo:keep-with-next="auto" text:number-lines="true" text:line-number="0"/>
    </style:style>
    <style:style style:name="P4" style:family="paragraph" style:parent-style-name="Standard" style:list-style-name="WWNum4">
      <style:paragraph-properties fo:margin-left="1.27cm" fo:margin-right="0cm" fo:margin-top="0cm" fo:margin-bottom="0cm" fo:keep-together="auto" fo:orphans="2" fo:widows="2" fo:text-indent="-0.635cm" style:auto-text-indent="false" fo:keep-with-next="auto" text:number-lines="true" text:line-number="0"/>
    </style:style>
    <style:style style:name="P5" style:family="paragraph" style:parent-style-name="Standard" style:list-style-name="WWNum5">
      <style:paragraph-properties fo:margin-left="1.27cm" fo:margin-right="0cm" fo:margin-top="0cm" fo:margin-bottom="0cm" fo:keep-together="auto" fo:orphans="2" fo:widows="2" fo:text-indent="-0.635cm" style:auto-text-indent="false" fo:keep-with-next="auto" text:number-lines="true" text:line-number="0"/>
    </style:style>
    <style:style style:name="P6" style:family="paragraph" style:parent-style-name="Standard" style:list-style-name="WWNum7">
      <style:paragraph-properties fo:margin-left="1.27cm" fo:margin-right="0cm" fo:margin-top="0cm" fo:margin-bottom="0cm" fo:keep-together="auto" fo:orphans="2" fo:widows="2" fo:text-indent="-0.635cm" style:auto-text-indent="false" fo:keep-with-next="auto" text:number-lines="true" text:line-number="0"/>
    </style:style>
    <style:style style:name="P7" style:family="paragraph" style:parent-style-name="Standard" style:list-style-name="WWNum10">
      <style:paragraph-properties fo:margin-left="1.27cm" fo:margin-right="0cm" fo:margin-top="0cm" fo:margin-bottom="0cm" fo:keep-together="auto" fo:orphans="2" fo:widows="2" fo:text-indent="-0.635cm" style:auto-text-indent="false" fo:keep-with-next="auto" text:number-lines="true" text:line-number="0"/>
    </style:style>
    <style:style style:name="P8" style:family="paragraph" style:parent-style-name="Standard" style:list-style-name="WWNum11">
      <style:paragraph-properties fo:margin-left="1.27cm" fo:margin-right="0cm" fo:margin-top="0cm" fo:margin-bottom="0cm" fo:keep-together="auto" fo:orphans="2" fo:widows="2" fo:text-indent="-0.635cm" style:auto-text-indent="false" fo:keep-with-next="auto" text:number-lines="true" text:line-number="0"/>
    </style:style>
    <style:style style:name="P9" style:family="paragraph" style:parent-style-name="Standard" style:list-style-name="WWNum12">
      <style:paragraph-properties fo:margin-left="1.27cm" fo:margin-right="0cm" fo:margin-top="0cm" fo:margin-bottom="0cm" fo:keep-together="auto" fo:orphans="2" fo:widows="2" fo:text-indent="-0.635cm" style:auto-text-indent="false" fo:keep-with-next="auto" text:number-lines="true" text:line-number="0"/>
    </style:style>
    <style:style style:name="P10" style:family="paragraph" style:parent-style-name="Standard" style:list-style-name="WWNum13">
      <style:paragraph-properties fo:margin-left="1.27cm" fo:margin-right="0cm" fo:margin-top="0cm" fo:margin-bottom="0cm" fo:keep-together="auto" fo:orphans="2" fo:widows="2" fo:text-indent="-0.635cm" style:auto-text-indent="false" fo:keep-with-next="auto" text:number-lines="true" text:line-number="0"/>
    </style:style>
    <style:style style:name="P11" style:family="paragraph" style:parent-style-name="Standard" style:list-style-name="WWNum14">
      <style:paragraph-properties fo:margin-left="1.27cm" fo:margin-right="0cm" fo:margin-top="0cm" fo:margin-bottom="0cm" fo:keep-together="auto" fo:orphans="2" fo:widows="2" fo:text-indent="-0.635cm" style:auto-text-indent="false" fo:keep-with-next="auto" text:number-lines="true" text:line-number="0"/>
    </style:style>
    <style:style style:name="P12" style:family="paragraph" style:parent-style-name="Standard" style:list-style-name="WWNum6">
      <style:paragraph-properties fo:margin-left="2.54cm" fo:margin-right="0cm" fo:margin-top="0cm" fo:margin-bottom="0cm" fo:keep-together="auto" fo:orphans="2" fo:widows="2" fo:text-indent="-0.635cm" style:auto-text-indent="false" fo:keep-with-next="auto" text:number-lines="true" text:line-number="0">
        <style:tab-stops>
          <style:tab-stop style:position="2.54cm"/>
        </style:tab-stops>
      </style:paragraph-properties>
    </style:style>
    <style:style style:name="P13" style:family="paragraph" style:parent-style-name="Standard" style:list-style-name="WWNum8">
      <style:paragraph-properties fo:margin-left="2.54cm" fo:margin-right="0cm" fo:margin-top="0cm" fo:margin-bottom="0cm" fo:keep-together="auto" fo:orphans="2" fo:widows="2" fo:text-indent="-0.635cm" style:auto-text-indent="false" fo:keep-with-next="auto" text:number-lines="true" text:line-number="0">
        <style:tab-stops>
          <style:tab-stop style:position="2.54cm"/>
        </style:tab-stops>
      </style:paragraph-properties>
    </style:style>
    <style:style style:name="P14" style:family="paragraph" style:parent-style-name="Standard" style:list-style-name="WWNum9">
      <style:paragraph-properties fo:margin-left="2.54cm" fo:margin-right="0cm" fo:margin-top="0cm" fo:margin-bottom="0cm" fo:keep-together="auto" fo:orphans="2" fo:widows="2" fo:text-indent="-0.635cm" style:auto-text-indent="false" fo:keep-with-next="auto" text:number-lines="true" text:line-number="0">
        <style:tab-stops>
          <style:tab-stop style:position="2.54cm"/>
        </style:tab-stops>
      </style:paragraph-properties>
    </style:style>
    <style:style style:name="P15" style:family="paragraph" style:parent-style-name="Heading_20_2">
      <style:paragraph-properties fo:margin-left="0cm" fo:margin-right="0cm" fo:margin-top="0cm" fo:margin-bottom="0cm" fo:keep-together="auto" fo:orphans="2" fo:widows="2" fo:text-indent="0cm" style:auto-text-indent="false" fo:keep-with-next="auto" text:number-lines="true" text:line-number="0"/>
    </style:style>
    <style:style style:name="P16" style:family="paragraph" style:parent-style-name="Heading_20_3">
      <style:paragraph-properties fo:margin-left="0cm" fo:margin-right="0cm" fo:margin-top="0cm" fo:margin-bottom="0cm" fo:keep-together="auto" fo:orphans="2" fo:widows="2" fo:text-indent="0cm" style:auto-text-indent="false" fo:keep-with-next="auto" text:number-lines="true" text:line-number="0"/>
    </style:style>
    <style:style style:name="P17" style:family="paragraph" style:parent-style-name="Normal_20__28_Web_29_" style:list-style-name="L4">
      <style:paragraph-properties fo:margin-top="0cm" fo:margin-bottom="0cm" fo:text-align="start" style:justify-single-word="false" fo:orphans="2" fo:widows="2" text:number-lines="true" text:line-number="0"/>
    </style:style>
    <style:style style:name="P18" style:family="paragraph" style:parent-style-name="Normal_20__28_Web_29_">
      <style:paragraph-properties fo:margin-left="0cm" fo:margin-right="0cm" fo:margin-top="0cm" fo:margin-bottom="0cm" fo:keep-together="auto" fo:orphans="2" fo:widows="2" fo:text-indent="0cm" style:auto-text-indent="false" fo:keep-with-next="auto" text:number-lines="true" text:line-number="0"/>
    </style:style>
    <style:style style:name="P19" style:family="paragraph" style:parent-style-name="Normal_20__28_Web_29_">
      <style:paragraph-properties fo:margin-left="0cm" fo:margin-right="0cm" fo:margin-top="0cm" fo:margin-bottom="0cm" fo:keep-together="auto" fo:orphans="2" fo:widows="2" fo:text-indent="0cm" style:auto-text-indent="false" fo:keep-with-next="auto" text:number-lines="true" text:line-number="0"/>
    </style:style>
    <style:style style:name="P20" style:family="paragraph" style:parent-style-name="Normal_20__28_Web_29_">
      <style:paragraph-properties fo:margin-left="0cm" fo:margin-right="0cm" fo:margin-top="0cm" fo:margin-bottom="0cm" fo:keep-together="auto" fo:orphans="2" fo:widows="2" fo:text-indent="0cm" style:auto-text-indent="false" fo:keep-with-next="auto" text:number-lines="true" text:line-number="0"/>
      <style:text-properties style:font-name="Calibri" fo:font-size="11pt" fo:language="en" fo:country="US" style:font-size-asian="11pt" style:font-name-complex="Calibri1" style:font-size-complex="11pt"/>
    </style:style>
    <style:style style:name="P21" style:family="paragraph" style:parent-style-name="Normal_20__28_Web_29_">
      <style:paragraph-properties fo:margin-left="0cm" fo:margin-right="0cm" fo:margin-top="0cm" fo:margin-bottom="0cm" fo:text-align="start" style:justify-single-word="false" fo:keep-together="auto" fo:orphans="2" fo:widows="2" fo:text-indent="0cm" style:auto-text-indent="false" fo:keep-with-next="auto" text:number-lines="true" text:line-number="0"/>
    </style:style>
    <style:style style:name="P22" style:family="paragraph" style:parent-style-name="Normal_20__28_Web_29_" style:list-style-name="">
      <style:paragraph-properties fo:margin-left="0cm" fo:margin-right="0cm" fo:margin-top="0cm" fo:margin-bottom="0cm" fo:orphans="2" fo:widows="2" fo:text-indent="0cm" style:auto-text-indent="false" text:number-lines="true" text:line-number="0"/>
      <style:text-properties fo:font-size="28pt" style:font-size-asian="28pt" style:font-size-complex="28pt"/>
    </style:style>
    <style:style style:name="P23" style:family="paragraph" style:parent-style-name="Normal_20__28_Web_29_" style:list-style-name="">
      <style:paragraph-properties fo:margin-left="0cm" fo:margin-right="0cm" fo:margin-top="0cm" fo:margin-bottom="0cm" fo:text-align="start" style:justify-single-word="false" fo:orphans="2" fo:widows="2" fo:text-indent="0cm" style:auto-text-indent="false" text:number-lines="true" text:line-number="0"/>
    </style:style>
    <style:style style:name="P24" style:family="paragraph" style:parent-style-name="Normal_20__28_Web_29_" style:list-style-name="L1">
      <style:paragraph-properties fo:margin-left="0cm" fo:margin-right="0cm" fo:margin-top="0cm" fo:margin-bottom="0cm" fo:text-align="start" style:justify-single-word="false" fo:orphans="2" fo:widows="2" fo:text-indent="0cm" style:auto-text-indent="false" text:number-lines="true" text:line-number="0"/>
    </style:style>
    <style:style style:name="P25" style:family="paragraph" style:parent-style-name="Normal_20__28_Web_29_" style:list-style-name="L2">
      <style:paragraph-properties fo:margin-left="0cm" fo:margin-right="0cm" fo:margin-top="0cm" fo:margin-bottom="0cm" fo:text-align="start" style:justify-single-word="false" fo:orphans="2" fo:widows="2" fo:text-indent="0cm" style:auto-text-indent="false" text:number-lines="true" text:line-number="0"/>
    </style:style>
    <style:style style:name="P26" style:family="paragraph" style:parent-style-name="Normal_20__28_Web_29_" style:list-style-name="L3">
      <style:paragraph-properties fo:margin-left="0cm" fo:margin-right="0cm" fo:margin-top="0cm" fo:margin-bottom="0cm" fo:text-align="start" style:justify-single-word="false" fo:orphans="2" fo:widows="2" fo:text-indent="0cm" style:auto-text-indent="false" text:number-lines="true" text:line-number="0"/>
    </style:style>
    <style:style style:name="P27" style:family="paragraph" style:parent-style-name="Normal_20__28_Web_29_" style:list-style-name="L6">
      <style:paragraph-properties fo:margin-left="0cm" fo:margin-right="0cm" fo:margin-top="0cm" fo:margin-bottom="0cm" fo:text-align="start" style:justify-single-word="false" fo:orphans="2" fo:widows="2" fo:text-indent="0cm" style:auto-text-indent="false" text:number-lines="true" text:line-number="0"/>
    </style:style>
    <style:style style:name="P28" style:family="paragraph" style:parent-style-name="Normal_20__28_Web_29_" style:master-page-name="Standard">
      <style:paragraph-properties fo:margin-left="0cm" fo:margin-right="0cm" fo:margin-top="0cm" fo:margin-bottom="0cm" fo:keep-together="auto" fo:orphans="2" fo:widows="2" fo:text-indent="0cm" style:auto-text-indent="false" style:page-number="auto" fo:keep-with-next="auto" text:number-lines="true" text:line-number="0"/>
      <style:text-properties fo:font-size="8pt" style:font-size-asian="8pt" style:font-size-complex="8pt"/>
    </style:style>
    <style:style style:name="T1" style:family="text">
      <style:text-properties style:font-name="Calibri Light" fo:font-size="20pt" fo:language="en" fo:country="US" style:font-name-asian="Calibri Light1" style:font-size-asian="20pt" style:font-name-complex="Calibri Light1" style:font-size-complex="20pt"/>
    </style:style>
    <style:style style:name="T2" style:family="text">
      <style:text-properties style:font-name="Calibri Light" fo:language="en" fo:country="US" style:font-name-asian="Calibri Light1" style:font-name-complex="Calibri Light1"/>
    </style:style>
    <style:style style:name="T3" style:family="text">
      <style:text-properties fo:language="en" fo:country="US"/>
    </style:style>
    <style:style style:name="T4" style:family="text">
      <style:text-properties style:font-name="Calibri"/>
    </style:style>
    <style:style style:name="T5" style:family="text">
      <style:text-properties style:font-name="Calibri" fo:font-size="11pt" style:font-size-asian="11pt" style:font-name-complex="Calibri1" style:font-size-complex="11pt"/>
    </style:style>
    <style:style style:name="T6" style:family="text">
      <style:text-properties style:font-name="Calibri" fo:font-size="11pt" fo:language="en" fo:country="US" style:font-size-asian="11pt" style:font-name-complex="Calibri1" style:font-size-complex="11pt"/>
    </style:style>
    <style:style style:name="T7" style:family="text">
      <style:text-properties style:font-name="Calibri" fo:font-size="11pt" fo:language="en" fo:country="US" fo:font-weight="bold" style:font-size-asian="11pt" style:font-weight-asian="bold" style:font-name-complex="Calibri1" style:font-size-complex="11pt" style:font-weight-complex="bold"/>
    </style:style>
    <style:style style:name="T8" style:family="text">
      <style:text-properties style:font-name="Calibri" fo:font-size="11pt" fo:language="en" fo:country="US" fo:font-style="italic" style:font-size-asian="11pt" style:font-style-asian="italic" style:font-name-complex="Calibri1" style:font-size-complex="11pt" style:font-style-complex="italic"/>
    </style:style>
    <style:style style:name="T9" style:family="text">
      <style:text-properties style:font-name="Calibri" fo:font-size="11pt" fo:language="en" fo:country="US" style:font-name-asian="Calibri Light1" style:font-size-asian="11pt" style:font-name-complex="Calibri1" style:font-size-complex="11pt"/>
    </style:style>
    <style:style style:name="T10" style:family="text">
      <style:text-properties style:font-name="Calibri" fo:font-size="11pt" fo:language="nl" fo:country="NL" style:font-size-asian="11pt" style:font-name-complex="Calibri1" style:font-size-complex="11pt"/>
    </style:style>
    <style:style style:name="T11" style:family="text">
      <style:text-properties style:font-name="Calibri" fo:language="en" fo:country="US"/>
    </style:style>
    <style:style style:name="T12" style:family="text">
      <style:text-properties style:font-name="Calibri" fo:language="en" fo:country="US" style:font-name-asian="Calibri Light1" style:font-name-complex="Calibri1"/>
    </style:style>
    <style:style style:name="T13" style:family="text">
      <style:text-properties style:font-name="Calibri" fo:font-size="28pt" fo:language="en" fo:country="US" style:font-name-asian="Calibri Light1" style:font-size-asian="28pt" style:font-name-complex="Calibri1" style:font-size-complex="28pt"/>
    </style:style>
    <style:style style:name="T14" style:family="text">
      <style:text-properties style:font-name="Calibri" fo:font-size="14pt" fo:language="en" fo:country="US" style:font-name-asian="Calibri Light1" style:font-size-asian="14pt" style:font-name-complex="Calibri1" style:font-size-complex="14pt"/>
    </style:style>
    <style:style style:name="T15" style:family="text">
      <style:text-properties fo:color="#1e4e79" style:font-name="Calibri" fo:font-size="16pt" fo:language="en" fo:country="US" fo:font-weight="bold" style:letter-kerning="true" style:font-name-asian="SimSun1" style:font-size-asian="16pt" style:language-asian="zh" style:country-asian="CN" style:font-weight-asian="bold" style:font-name-complex="Calibri1" style:font-size-complex="16pt" style:language-complex="ar" style:country-complex="SA" style:font-weight-complex="bold"/>
    </style:style>
    <style:style style:name="T16" style:family="text">
      <style:text-properties fo:color="#2e75b5" style:font-name="Calibri"/>
    </style:style>
    <style:style style:name="T17" style:family="text">
      <style:text-properties fo:color="#2e75b5" style:font-name="Calibri" fo:font-size="14pt" fo:language="en" fo:country="US" style:font-size-asian="14pt" style:font-name-complex="Calibri1" style:font-size-complex="14pt"/>
    </style:style>
    <style:style style:name="T18" style:family="text">
      <style:text-properties fo:color="#2e75b5" style:font-name="Calibri" fo:font-size="14pt" fo:language="en" fo:country="US" style:text-underline-style="solid" style:text-underline-width="auto" style:text-underline-color="font-color" style:font-size-asian="14pt" style:font-name-complex="Calibri1" style:font-size-complex="14pt"/>
    </style:style>
    <style:style style:name="T19" style:family="text">
      <style:text-properties fo:color="#2e75b5" style:font-name="Calibri" fo:font-size="11pt" fo:language="en" fo:country="US" fo:font-style="italic" style:font-size-asian="11pt" style:font-style-asian="italic" style:font-name-complex="Calibri1" style:font-size-complex="11pt" style:font-style-complex="italic"/>
    </style:style>
    <style:style style:name="T20" style:family="text">
      <style:text-properties fo:color="#2e75b5" style:font-name="Calibri" fo:font-size="11pt" fo:language="nl" fo:country="NL" fo:font-style="italic" style:font-size-asian="11pt" style:font-style-asian="italic" style:font-name-complex="Calibri1" style:font-size-complex="11pt" style:font-style-complex="italic"/>
    </style:style>
    <style:style style:name="T21" style:family="text">
      <style:text-properties fo:color="#2e75b5" style:font-name="Calibri" fo:language="en" fo:country="US"/>
    </style:style>
    <style:style style:name="T22" style:family="text">
      <style:text-properties fo:color="#1f3763" style:font-name="Calibri" fo:font-size="12pt" fo:language="en" fo:country="US" style:font-size-asian="12pt" style:font-name-complex="Calibri1" style:font-size-complex="12pt"/>
    </style:style>
    <style:style style:name="T23" style:family="text">
      <style:text-properties fo:color="#1f3763" style:font-name="Calibri" fo:font-size="12pt" fo:language="en" fo:country="US" style:text-underline-style="solid" style:text-underline-width="auto" style:text-underline-color="font-color" style:font-size-asian="12pt" style:font-name-complex="Calibri1" style:font-size-complex="12pt"/>
    </style:style>
    <style:style style:name="T24" style:family="text">
      <style:text-properties fo:color="#44546a" style:font-name="Calibri" fo:font-size="11pt" fo:language="en" fo:country="US" style:font-size-asian="11pt" style:font-name-complex="Calibri1" style:font-size-complex="11pt"/>
    </style:style>
    <style:style style:name="T25" style:family="text">
      <style:text-properties fo:color="#000000" style:font-name="Calibri" fo:font-size="11pt" fo:language="en" fo:country="US" style:font-size-asian="11pt" style:font-name-complex="Calibri1" style:font-size-complex="11pt"/>
    </style:style>
    <style:style style:name="T26" style:family="text">
      <style:text-properties fo:color="#000000" style:font-name="Calibri" fo:font-size="11pt" fo:language="en" fo:country="US" fo:font-weight="bold" style:font-size-asian="11pt" style:font-weight-asian="bold" style:font-name-complex="Calibri1" style:font-size-complex="11pt" style:font-weight-complex="bold"/>
    </style:style>
    <style:style style:name="T27" style:family="text">
      <style:text-properties fo:color="#000000" style:font-name="Calibri"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span text:style-name="T14">   </text:span><text:span text:style-name="T2">Chapitre 5 - Session 2</text:span></text:h>
      <text:h text:style-name="P22" text:outline-level="1"><text:span text:style-name="T12"> </text:span><text:span text:style-name="T2">Le Signe du Ver </text:span></text:h>
      <text:p text:style-name="P18"><text:bookmark text:name="Bookmark"/><text:span text:style-name="T6"/></text:p>
      <text:p text:style-name="P20"/>
      <text:h text:style-name="P18" text:outline-level="1"><text:span text:style-name="T15">Graine de l'Aventure</text:span></text:h>
      <text:p text:style-name="P18"><text:span text:style-name="T7">"Hors du palais mais pas tirés d'affaire: les voici en Haute Ville, à la veille d'un assaut majeur, et le meilleur ami de Draki va être livré au Roi Sorcier!"</text:span></text:p>
      <text:p text:style-name="P18"><text:span text:style-name="T6"> </text:span></text:p>
      <text:h text:style-name="P21" text:outline-level="1"><text:span text:style-name="T15">Précédémment</text:span></text:h>
      <text:list xml:id="list4522270943111859737" text:style-name="L6">
        <text:list-header>
          <text:h text:style-name="P27" text:outline-level="1"><text:span text:style-name="T17">*</text:span> Ne devant la survie qu'au passage dans un portail magique, les aventuriers se retrouvent dans la gueule du loup: le Palais de Pydemian et coeur du culte de l'Oeil des Abysses.</text:h>
          <text:h text:style-name="P27" text:outline-level="1"><text:span text:style-name="T17">*</text:span> Au Palais se trouve un homme en armure sombre, agent du Roi Sorcier, venu récuperer les drakeides capturés. Sa présence provoque peur, tristesse et besoin de reconfort pour Draky, lui rappelant le souvenir de son amie Mitsuha.</text:h>
        </text:list-header>
      </text:list>
      <text:list xml:id="list1639367582025901388" text:style-name="L4">
        <text:list-header>
          <text:h text:style-name="P17" text:outline-level="1"><text:span text:style-name="T17">*</text:span> Le groupe s'est fait repéré par l'un des gnomes au service de l'agent du Roi Sorcier, qui a pu remarquer Draky.</text:h>
        </text:list-header>
      </text:list>
      <text:list xml:id="list2342168741816178748" text:style-name="L3">
        <text:list-item>
          <text:h text:style-name="P26" text:outline-level="1">Les aventuriers trouvent refuge chez l'ambassadeur Iggriston de BriseWyrm, où Eimrich les conduit pour qu'ils puissent se reposer.</text:h>
        </text:list-item>
      </text:list>
      <text:list xml:id="list2936958372521036647" text:style-name="L2">
        <text:list-item>
          <text:h text:style-name="P25" text:outline-level="1">Dans la Haute Ville, Namikigama remarque Chloe en pleurs. Que fait-elle ici?</text:h>
        </text:list-item>
      </text:list>
      <text:list xml:id="list348297731300045645" text:style-name="L1">
        <text:list-item>
          <text:h text:style-name="P24" text:outline-level="1">Sous Pydemian s'affrontent un Grand Ver et un Kraken, et les vibrations de leur combat impacte la surface, commencent à emporter des batiments entiers de la ville.</text:h>
        </text:list-item>
      </text:list>
      <text:h text:style-name="P23" text:outline-level="1"/>
      <text:h text:style-name="P23" text:outline-level="1"/>
      <text:h text:style-name="P15" text:outline-level="2"><text:span text:style-name="T17">Villain/main challenge</text:span></text:h>
      <text:p text:style-name="P18"><text:span text:style-name="T7">A brief summary of the villain/main challenge.</text:span><text:span text:style-name="T6"> This will inform the DM and give some background information.</text:span></text:p>
      <text:p text:style-name="P18"><text:span text:style-name="T6"> </text:span></text:p>
      <text:h text:style-name="P15" text:outline-level="2"><text:span text:style-name="T17">Outline</text:span></text:h>
      <text:list xml:id="list2680478679162306406" text:style-name="WWNum1">
        <text:list-item>
          <text:p text:style-name="P1"><text:span text:style-name="T7">Start of adventure:</text:span><text:span text:style-name="T6"> text here.</text:span></text:p>
        </text:list-item>
        <text:list-item>
          <text:p text:style-name="P1"><text:span text:style-name="T7">Possible event/scene:</text:span><text:span text:style-name="T6"> text here.</text:span></text:p>
        </text:list-item>
        <text:list-item>
          <text:p text:style-name="P1"><text:span text:style-name="T7">Possible event/scene:</text:span><text:span text:style-name="T6"> text here.</text:span></text:p>
        </text:list-item>
        <text:list-item>
          <text:p text:style-name="P1"><text:span text:style-name="T7">End of adventure:</text:span><text:span text:style-name="T6"> text here.</text:span></text:p>
        </text:list-item>
      </text:list>
      <text:p text:style-name="P18"><text:span text:style-name="T6"> </text:span></text:p>
      <text:h text:style-name="P15" text:outline-level="2"><text:span text:style-name="T17">Things to know</text:span></text:h>
      <text:list xml:id="list8025472641087901574" text:style-name="WWNum2">
        <text:list-item>
          <text:p text:style-name="P2"><text:span text:style-name="T7">First thing to know.</text:span><text:span text:style-name="T6"> Text here, to explain some background of the adventure or setting, or to provide information on a specific event or NPC. For example the 'true origin' of the threat; if there are any plot twists, this a good place to write them down.</text:span></text:p>
        </text:list-item>
        <text:list-item>
          <text:p text:style-name="P2"><text:span text:style-name="T7">Second thing to know.</text:span><text:span text:style-name="T6"> More background. Make sure this is relevant to the adventure, not merely 'bonus information'</text:span></text:p>
        </text:list-item>
      </text:list>
      <text:p text:style-name="P18"><text:span text:style-name="T6"> </text:span></text:p>
      <text:h text:style-name="P21" text:outline-level="1"><text:span text:style-name="T15">INCITING INCIDENT</text:span></text:h>
      <text:p text:style-name="P18"><text:span text:style-name="T6">This is what sets the PCs off into this adventure. Multiple triggers are possible, and triggers can be quests in and of themselves. </text:span><text:span text:style-name="T7">Use verbs that lead to the elevator pitch.</text:span></text:p>
      <text:list xml:id="list5484286714194510464" text:style-name="WWNum3">
        <text:list-item>
          <text:p text:style-name="P3"><text:soft-page-break/><text:span text:style-name="T6">Trigger 1</text:span></text:p>
        </text:list-item>
      </text:list>
      <text:p text:style-name="P18"><text:span text:style-name="T10"> </text:span></text:p>
      <text:h text:style-name="P21" text:outline-level="1"><text:span text:style-name="T15">EVENTS/SCENES</text:span></text:h>
      <text:h text:style-name="P15" text:outline-level="2"><text:span text:style-name="T18">EVENT/SCENE TITLE</text:span></text:h>
      <text:list xml:id="list2265390513383222740" text:style-name="WWNum4">
        <text:list-item>
          <text:p text:style-name="P4"><text:span text:style-name="T19">Description of the situation, read aloud text.</text:span></text:p>
        </text:list-item>
        <text:list-item>
          <text:p text:style-name="P4"><text:span text:style-name="T19">This is what the characters see when this event occurs</text:span></text:p>
        </text:list-item>
      </text:list>
      <text:p text:style-name="Standard"><text:span text:style-name="T3"> </text:span></text:p>
      <text:h text:style-name="P16" text:outline-level="3"><text:span text:style-name="T23">Goal</text:span></text:h>
      <text:p text:style-name="P18"><text:span text:style-name="T7">What the characters must accomplish to advance</text:span></text:p>
      <text:p text:style-name="P18"><text:span text:style-name="T6"> </text:span></text:p>
      <text:h text:style-name="P16" text:outline-level="3"><text:span text:style-name="T22">Location(s)</text:span></text:h>
      <text:list xml:id="list5132135345651071824" text:style-name="WWNum5">
        <text:list-item>
          <text:p text:style-name="P5"><text:span text:style-name="T10">Name, brief description (and link to more details)</text:span></text:p>
        </text:list-item>
      </text:list>
      <text:list xml:id="list4534413826011808048" text:style-name="WWNum6">
        <text:list-item>
          <text:list>
            <text:list-item>
              <text:p text:style-name="P12"><text:span text:style-name="T20">R</text:span><text:span text:style-name="T19">ead aloud text</text:span></text:p>
            </text:list-item>
          </text:list>
        </text:list-item>
      </text:list>
      <text:p text:style-name="P18"><text:span text:style-name="T10"> </text:span></text:p>
      <text:h text:style-name="P16" text:outline-level="3"><text:span text:style-name="T22">NPCs/Creatures</text:span></text:h>
      <text:list xml:id="list4494180812964428183" text:style-name="WWNum7">
        <text:list-item>
          <text:p text:style-name="P6"><text:span text:style-name="T10">Name (and link to more details)</text:span></text:p>
        </text:list-item>
      </text:list>
      <text:list xml:id="list2537958317908115449" text:style-name="WWNum8">
        <text:list-item>
          <text:list>
            <text:list-item>
              <text:p text:style-name="P13"><text:span text:style-name="T20">R</text:span><text:span text:style-name="T19">ead aloud text</text:span></text:p>
            </text:list-item>
          </text:list>
        </text:list-item>
      </text:list>
      <text:list xml:id="list35735415" text:continue-list="list4494180812964428183" text:style-name="WWNum7">
        <text:list-item>
          <text:p text:style-name="P6"><text:span text:style-name="T10">Name (and link to more details)</text:span></text:p>
        </text:list-item>
      </text:list>
      <text:list xml:id="list2293074120879088446" text:style-name="WWNum9">
        <text:list-item>
          <text:list>
            <text:list-item>
              <text:p text:style-name="P14"><text:span text:style-name="T20">R</text:span><text:span text:style-name="T19">ead aloud text</text:span></text:p>
            </text:list-item>
          </text:list>
        </text:list-item>
      </text:list>
      <text:p text:style-name="P18"><text:span text:style-name="T24"> </text:span></text:p>
      <text:h text:style-name="P16" text:outline-level="3"><text:span text:style-name="T22">Information/Progression/Treasure</text:span></text:h>
      <text:list xml:id="list8440701128634229205" text:style-name="WWNum10">
        <text:list-item>
          <text:p text:style-name="P7"><text:span text:style-name="T25">Any other information, pertaining to this event/scene can be placed here</text:span></text:p>
        </text:list-item>
        <text:list-item>
          <text:p text:style-name="P7"><text:span text:style-name="T25">Anything related to the progression of this event/scene as well; anything that affects the goal and the next event/scene</text:span></text:p>
        </text:list-item>
        <text:list-item>
          <text:p text:style-name="P7"><text:span text:style-name="T25">Treasure or items worth noting - in this event - can be placed here</text:span></text:p>
        </text:list-item>
      </text:list>
      <text:p text:style-name="P18"><text:span text:style-name="T25"> </text:span></text:p>
      <text:h text:style-name="P16" text:outline-level="3"><text:span text:style-name="T23">Next event/scene</text:span></text:h>
      <text:p text:style-name="P18"><text:span text:style-name="T26">The possible following events/scenes that are triggered by the characters' actions</text:span></text:p>
      <text:p text:style-name="P18"><text:span text:style-name="T6"> </text:span></text:p>
      <text:h text:style-name="P21" text:outline-level="1"><text:span text:style-name="T15">LOCATIONS LISTED</text:span></text:h>
      <text:p text:style-name="P18"><text:span text:style-name="T7">Name &amp; link</text:span></text:p>
      <text:p text:style-name="P18"><text:span text:style-name="T6">Brief description.</text:span></text:p>
      <text:p text:style-name="P18"><text:span text:style-name="T6"> </text:span></text:p>
      <text:h text:style-name="P21" text:outline-level="1"><text:span text:style-name="T15">NPCs LISTED</text:span></text:h>
      <text:p text:style-name="P18"><text:span text:style-name="T7">Name &amp; link</text:span></text:p>
      <text:p text:style-name="P18"><text:span text:style-name="T6">Brief description.</text:span></text:p>
      <text:p text:style-name="P18"><text:span text:style-name="T8">(Villain, quest giver(s), information providers, etc.)</text:span></text:p>
      <text:p text:style-name="Standard"><text:span text:style-name="T3"> </text:span></text:p>
      <text:h text:style-name="P21" text:outline-level="1"><text:span text:style-name="T15">CREATURES LISTED</text:span></text:h>
      <text:list xml:id="list620462376493406156" text:style-name="WWNum11">
        <text:list-item>
          <text:p text:style-name="P8"><text:span text:style-name="T6">Monster 1</text:span></text:p>
        </text:list-item>
      </text:list>
      <text:p text:style-name="P18"><text:span text:style-name="T6"> </text:span></text:p>
      <text:h text:style-name="P21" text:outline-level="1"><text:span text:style-name="T15">MYSTERIES LISTED</text:span></text:h>
      <text:list xml:id="list4056977923141560466" text:style-name="WWNum12">
        <text:list-item>
          <text:p text:style-name="P9"><text:span text:style-name="T6">Mystery 1</text:span></text:p>
        </text:list-item>
      </text:list>
      <text:p text:style-name="P18"><text:span text:style-name="T6"> </text:span></text:p>
      <text:h text:style-name="P21" text:outline-level="1"><text:span text:style-name="T15">DM NOTES</text:span></text:h>
      <text:list xml:id="list1639044532825707135" text:style-name="WWNum13">
        <text:list-item>
          <text:p text:style-name="P10"><text:span text:style-name="T6">Treasure</text:span></text:p>
        </text:list-item>
      </text:list>
      <text:p text:style-name="P18"><text:span text:style-name="T6"> </text:span></text:p>
      <text:h text:style-name="P21" text:outline-level="1"><text:span text:style-name="T15">RANDOM ENCOUNTERS</text:span></text:h>
      <text:p text:style-name="P18"><text:soft-page-break/><text:span text:style-name="T6">Insert these as needed.</text:span></text:p>
      <text:p text:style-name="P18"><text:span text:style-name="T8">(For example: when the PCs rest too often.)</text:span></text:p>
      <text:p text:style-name="P18"><text:span text:style-name="T6"> </text:span></text:p>
      <text:h text:style-name="P21" text:outline-level="1"><text:span text:style-name="T15">RELATED QUESTS</text:span></text:h>
      <text:p text:style-name="P18"><text:span text:style-name="T7">Name &amp; link</text:span></text:p>
      <text:p text:style-name="P18"><text:span text:style-name="T6">Brief description.</text:span></text:p>
      <text:p text:style-name="P18"><text:span text:style-name="T6"> </text:span></text:p>
      <text:h text:style-name="P21" text:outline-level="1"><text:span text:style-name="T15">RESOLUTION</text:span></text:h>
      <text:list xml:id="list8291109336771436386" text:style-name="WWNum14">
        <text:list-item>
          <text:p text:style-name="P11"><text:span text:style-name="T6">The decisions made by the characters, will have an effect on the stories to come; write down these consequences here</text:span></text:p>
        </text:list-item>
        <text:list-item>
          <text:p text:style-name="P11"><text:span text:style-name="T6">PCs are liked in town X</text:span></text:p>
        </text:list-item>
        <text:list-item>
          <text:p text:style-name="P11"><text:span text:style-name="T6">Faction X has become aware of PCs</text:span></text:p>
        </text:list-item>
        <text:list-item>
          <text:p text:style-name="P11"><text:span text:style-name="T6">Faction X has increased/decreased affinity for PCs</text:span></text:p>
        </text:list-item>
        <text:list-item>
          <text:p text:style-name="P11"><text:span text:style-name="T6">Region X has become more/less stabl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fr" fo:country="FR" style:font-name-asian="SimSu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language="en" fo:country="US" style:language-asian="zh" style:country-asian="CN" style:font-name-complex="F"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paragraph-properties fo:margin-top="0cm" fo:margin-bottom="0cm" fo:text-align="start" style:justify-single-word="false" fo:orphans="2" fo:widows="2" style:writing-mode="lr-tb"/>
      <style:text-properties style:use-window-font-color="true" style:font-name="SimSun" fo:font-size="24pt" fo:language="en" fo:country="US" fo:font-weight="bold" style:letter-kerning="true" style:font-name-asian="SimSun1" style:font-size-asian="24pt" style:language-asian="zh" style:country-asian="CN" style:font-weight-asian="bold" style:font-name-complex="SimSun1" style:font-size-complex="24pt" style:language-complex="ar" style:country-complex="SA"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fo:text-align="start" style:justify-single-word="false" fo:orphans="2" fo:widows="2" style:writing-mode="lr-tb"/>
      <style:text-properties style:use-window-font-color="true" style:font-name="SimSun" fo:font-size="18pt" fo:language="en" fo:country="US" fo:font-weight="bold" style:letter-kerning="true" style:font-name-asian="SimSun1" style:font-size-asian="18pt" style:language-asian="zh" style:country-asian="CN" style:font-weight-asian="bold" style:font-name-complex="SimSun1" style:font-size-complex="18pt" style:language-complex="ar" style:country-complex="SA"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fo:text-align="start" style:justify-single-word="false" fo:orphans="2" fo:widows="2" style:writing-mode="lr-tb"/>
      <style:text-properties style:use-window-font-color="true" style:font-name="SimSun" fo:font-size="13pt" fo:language="en" fo:country="US" fo:font-weight="bold" style:letter-kerning="true" style:font-name-asian="SimSun1" style:font-size-asian="13pt" style:language-asian="zh" style:country-asian="CN" style:font-weight-asian="bold" style:font-name-complex="SimSun1" style:font-size-complex="13pt" style:language-complex="ar" style:country-complex="SA" style:font-weight-complex="bold"/>
    </style:style>
    <style:style style:name="Normal_20__28_Web_29_" style:display-name="Normal (Web)" style:family="paragraph" style:default-outline-level="" style:list-style-name="">
      <style:paragraph-properties fo:margin-left="0cm" fo:margin-right="0cm" fo:margin-top="0cm" fo:margin-bottom="0cm" fo:text-align="start" style:justify-single-word="false" fo:orphans="2" fo:widows="2" fo:text-indent="0cm" style:auto-text-indent="false" style:writing-mode="lr-tb"/>
      <style:text-properties style:use-window-font-color="true" fo:font-size="12pt" fo:language="en" fo:country="US" style:letter-kerning="true" style:font-size-asian="12pt" style:language-asian="zh" style:country-asian="CN"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fo:font-size="10pt" style:font-size-asian="10pt" style:font-name-complex="Symbol1"/>
    </style:style>
    <style:style style:name="ListLabel_20_2" style:display-name="ListLabel 2" style:family="text">
      <style:text-properties fo:font-size="10pt" style:font-size-asian="10pt"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29T08:18:00</meta:creation-date>
    <meta:initial-creator>keeyk</meta:initial-creator>
    <dc:date>2024-08-29T15:48:03.95</dc:date>
    <meta:editing-cycles>2</meta:editing-cycles>
    <meta:editing-duration>PT5M48S</meta:editing-duration>
    <meta:generator>OpenOffice/4.1.7$Win32 OpenOffice.org_project/417m1$Build-9800</meta:generator>
    <meta:document-statistic meta:table-count="0" meta:image-count="0" meta:object-count="0" meta:page-count="3" meta:paragraph-count="87" meta:word-count="581" meta:character-count="3360"/>
    <meta:user-defined meta:name="DocSecurity" meta:value-type="float">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